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 draw:shadow="visible" draw:shadow-offset-x="0.051cm" draw:shadow-offset-y="0.051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start="" draw:marker-start-width="0.3cm" draw:marker-end="" draw:marker-end-width="0.3cm" draw:fill="none" draw:textarea-vertical-align="middle"/>
    </style:style>
    <style:style style:name="gr4" style:family="graphic" style:parent-style-name="standard">
      <style:graphic-properties draw:fill="solid" draw:fill-color="#def3c3" draw:textarea-horizontal-align="justify" draw:textarea-vertical-align="middle" draw:auto-grow-height="false" draw:shadow="visible" draw:shadow-offset-x="0.051cm" draw:shadow-offset-y="0.051cm"/>
    </style:style>
    <style:style style:name="gr5" style:family="graphic" style:parent-style-name="standard">
      <style:graphic-properties draw:fill="solid" draw:fill-color="#e6e6e6" draw:textarea-horizontal-align="justify" draw:textarea-vertical-align="middle" draw:auto-grow-height="false" draw:shadow="visible" draw:shadow-offset-x="0.051cm" draw:shadow-offset-y="0.051cm"/>
    </style:style>
    <style:style style:name="gr6" style:family="graphic" style:parent-style-name="standard">
      <style:graphic-properties draw:stroke="none" draw:fill="none" fo:min-height="0cm"/>
    </style:style>
    <style:style style:name="gr7" style:family="graphic" style:parent-style-name="standard">
      <style:graphic-properties draw:stroke="none" draw:fill="none" fo:min-height="0.335cm"/>
    </style:style>
    <style:style style:name="gr8" style:family="graphic" style:parent-style-name="standard">
      <style:graphic-properties draw:stroke="none" draw:fill="none" fo:min-height="0.537cm"/>
    </style:style>
    <style:style style:name="gr9" style:family="graphic" style:parent-style-name="standard">
      <style:graphic-properties draw:stroke="none" draw:fill="none" fo:min-height="0.557cm"/>
    </style:style>
    <style:style style:name="gr10" style:family="graphic" style:parent-style-name="objectwithoutfill">
      <style:graphic-properties draw:marker-start="Arrowheads_20_1" draw:marker-start-width="0.3cm" draw:marker-end="" draw:marker-end-width="0.3cm" draw:fill="none" draw:textarea-vertical-align="middle"/>
    </style:style>
    <style:style style:name="gr11" style:family="graphic" style:parent-style-name="objectwithoutfill">
      <style:graphic-properties draw:stroke="dash" draw:stroke-dash="Fine_20_Dashed_20__28_var_29_" svg:stroke-width="0.051cm" svg:stroke-color="#0000ff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family="'DejaVu Sans Mono'" style:font-family-generic="modern" style:font-pitch="fixed" fo:font-size="12pt" style:font-size-asian="12pt" style:font-size-complex="12pt"/>
    </style:style>
    <style:style style:name="P5" style:family="paragraph"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P6" style:family="paragraph">
      <style:paragraph-properties fo:text-align="start"/>
      <style:text-properties fo:font-weight="normal" style:font-weight-asian="normal" style:font-weight-complex="normal"/>
    </style:style>
    <style:style style:name="P7" style:family="paragraph">
      <style:paragraph-properties fo:text-align="start"/>
      <style:text-properties fo:color="#0000ff" fo:font-family="'DejaVu Sans Mono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P8" style:family="paragraph">
      <style:text-properties fo:font-size="24pt" style:font-size-asian="24pt" style:font-size-complex="2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'DejaVu Sans Mono'" style:font-family-generic="modern" style:font-pitch="fixed" fo:font-size="12pt" style:font-size-asian="12pt" style:font-size-complex="12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color="#0000ff" fo:font-family="'DejaVu Sans Mono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708cm" svg:height="2.786cm" svg:x="3.812cm" svg:y="5.003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5.807cm" svg:height="7.693cm" svg:x="9.846cm" svg:y="12.562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" draw:id="id1" draw:layer="layout" svg:width="2.82cm" svg:height="1.045cm" svg:x="11.422cm" svg:y="13.222cm">
          <text:p text:style-name="P2"><text:span text:style-name="T1">apach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" draw:id="id2" draw:layer="layout" svg:width="4.977cm" svg:height="1.045cm" svg:x="10.344cm" svg:y="15.229cm">
          <text:p text:style-name="P2"><text:span text:style-name="T1">metorgtrello.p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curve" svg:x1="12.832cm" svg:y1="14.267cm" svg:x2="12.832cm" svg:y2="15.229cm" draw:start-shape="id1" draw:start-glue-point="2" draw:end-shape="id2" draw:end-glue-point="0" svg:d="m12832 14267v962" svg:viewBox="0 0 1 963">
          <text:p/>
        </draw:connector>
        <draw:custom-shape draw:style-name="gr2" draw:text-style-name="P1" xml:id="id3" draw:id="id3" draw:layer="layout" svg:width="2.609cm" svg:height="0.802cm" svg:x="4.196cm" svg:y="5.445cm">
          <text:p text:style-name="P2"><text:span text:style-name="T1">web 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curve" svg:x1="6.805cm" svg:y1="5.846cm" svg:x2="12.832cm" svg:y2="13.222cm" draw:start-shape="id3" draw:start-glue-point="1" draw:end-shape="id1" draw:end-glue-point="0" svg:d="m6805 5846c4018 0 6027 2458 6027 7376" svg:viewBox="0 0 6028 7377">
          <text:p/>
        </draw:connector>
        <draw:custom-shape draw:style-name="gr4" draw:text-style-name="P1" xml:id="id4" draw:id="id4" draw:layer="layout" svg:width="2.997cm" svg:height="0.977cm" svg:x="1.181cm" svg:y="19.975cm">
          <text:p text:style-name="P2"><text:span text:style-name="T1">trello.com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curve" svg:x1="2.679cm" svg:y1="19.975cm" svg:x2="10.344cm" svg:y2="15.751cm" draw:start-shape="id4" draw:start-glue-point="0" draw:end-shape="id2" draw:end-glue-point="3" svg:d="m2679 19975c0-2816 2555-4224 7665-4224" svg:viewBox="0 0 7666 4225">
          <text:p/>
        </draw:connector>
        <draw:custom-shape draw:style-name="gr5" draw:text-style-name="P1" xml:id="id5" draw:id="id5" draw:layer="layout" svg:width="2.681cm" svg:height="1.012cm" svg:x="17.442cm" svg:y="19.871cm">
          <text:p text:style-name="P2"><text:span text:style-name="T1">git.met.no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curve" svg:x1="15.321cm" svg:y1="15.751cm" svg:x2="18.782cm" svg:y2="19.871cm" draw:start-shape="id2" draw:start-glue-point="1" draw:end-shape="id5" draw:end-glue-point="0" svg:d="m15321 15751c2308 0 3461 1373 3461 4120" svg:viewBox="0 0 3462 4121">
          <text:p/>
        </draw:connector>
        <draw:frame draw:style-name="gr6" draw:text-style-name="P1" draw:layer="layout" svg:width="3.934cm" svg:height="0.806cm" svg:x="10.735cm" svg:y="19.463cm">
          <draw:text-box>
            <text:p text:style-name="P2"><text:span text:style-name="T1">metchat.met.no</text:span></text:p>
          </draw:text-box>
        </draw:frame>
        <draw:connector draw:style-name="gr3" draw:text-style-name="P2" draw:layer="layout" draw:type="curve" svg:x1="4.196cm" svg:y1="5.846cm" svg:x2="2.679cm" svg:y2="19.975cm" draw:start-shape="id3" draw:start-glue-point="3" draw:end-shape="id4" draw:end-glue-point="0" svg:d="m4196 5846c-1012 0-1517 4709-1517 14129" svg:viewBox="0 0 1518 14130">
          <text:p/>
        </draw:connector>
        <draw:frame draw:style-name="gr7" draw:text-style-name="P4" draw:layer="layout" svg:width="12.264cm" svg:height="1.243cm" svg:x="8.13cm" svg:y="4.741cm">
          <draw:text-box>
            <text:p text:style-name="P3"><text:span text:style-name="T2">http://metchat.met.no/metorgtrello</text:span></text:p>
            <text:p text:style-name="P3"><text:span text:style-name="T2">http://metchat.met.no/metorgtrello/backup.html</text:span></text:p>
          </draw:text-box>
        </draw:frame>
        <draw:frame draw:style-name="gr8" draw:text-style-name="P4" draw:layer="layout" svg:width="4.865cm" svg:height="0.787cm" svg:x="3.003cm" svg:y="9.651cm">
          <draw:text-box>
            <text:p text:style-name="P3"><text:span text:style-name="T2">http://trello.com</text:span></text:p>
          </draw:text-box>
        </draw:frame>
        <draw:frame draw:style-name="gr6" draw:text-style-name="P4" draw:layer="layout" svg:width="3.655cm" svg:height="0.747cm" svg:x="4.735cm" svg:y="16.656cm">
          <draw:text-box>
            <text:p text:style-name="P3"><text:span text:style-name="T2">Trello API</text:span></text:p>
          </draw:text-box>
        </draw:frame>
        <draw:frame draw:style-name="gr9" draw:text-style-name="P5" draw:layer="layout" svg:width="3.424cm" svg:height="0.807cm" svg:x="4.061cm" svg:y="7.041cm">
          <draw:text-box>
            <text:p text:style-name="P2"><text:span text:style-name="T3">MetTeam PC</text:span></text:p>
          </draw:text-box>
        </draw:frame>
        <draw:custom-shape draw:style-name="gr2" draw:text-style-name="P1" xml:id="id6" draw:id="id6" draw:layer="layout" svg:width="3.374cm" svg:height="1.493cm" svg:x="11.145cm" svg:y="17.152cm">
          <text:p text:style-name="P2"><text:span text:style-name="T1">cron job</text:span></text:p>
          <text:p text:style-name="P2"><text:span text:style-name="T1">(for backup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2" draw:layer="layout" draw:type="curve" svg:x1="12.832cm" svg:y1="16.274cm" svg:x2="12.832cm" svg:y2="17.152cm" draw:start-shape="id2" draw:end-shape="id6" draw:end-glue-point="0" svg:d="m12832 16274v878" svg:viewBox="0 0 1 879">
          <text:p/>
        </draw:connector>
        <draw:line draw:style-name="gr11" draw:text-style-name="P2" draw:layer="layout" svg:x1="1cm" svg:y1="16.426cm" svg:x2="15.77cm" svg:y2="26.632cm">
          <text:p/>
        </draw:line>
        <draw:frame draw:style-name="gr6" draw:text-style-name="P7" draw:layer="layout" svg:width="3.655cm" svg:height="1.991cm" svg:x="12.607cm" svg:y="22.5cm">
          <draw:text-box>
            <text:p text:style-name="P6"><text:span text:style-name="T4">MET internal network</text:span></text:p>
          </draw:text-box>
        </draw:frame>
        <draw:frame draw:style-name="gr12" draw:text-style-name="P8" draw:layer="layout" svg:width="10.26cm" svg:height="1.195cm" svg:x="5.665cm" svg:y="1.601cm">
          <draw:text-box>
            <text:p><text:span text:style-name="T5">MetOrg/Trello deployme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131 902" svg:d="m564 0-564 902h1131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 Asplin</meta:initial-creator>
    <meta:creation-date>2015-05-07T13:03:03</meta:creation-date>
    <meta:generator>LibreOffice/3.5$Linux_X86_64 LibreOffice_project/350m1$Build-2</meta:generator>
    <dc:date>2015-05-07T13:39:22</dc:date>
    <dc:creator>Jo Asplin</dc:creator>
    <meta:editing-duration>PT28M36S</meta:editing-duration>
    <meta:editing-cycles>53</meta:editing-cycles>
    <meta:document-statistic meta:object-count="22"/>
  </office:meta>
</office:document-meta>
</file>